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fo:background-color="transparent">
        <style:background-image/>
      </style:paragraph-properties>
    </style:style>
    <style:style style:name="P2" style:family="paragraph" style:parent-style-name="Text_20_body">
      <style:paragraph-properties fo:margin-top="0cm" fo:margin-bottom="0cm" fo:background-color="transparent">
        <style:background-image/>
      </style:paragraph-properties>
      <style:text-properties fo:color="#0e101a" fo:background-color="transparent"/>
    </style:style>
    <style:style style:name="T1" style:family="text">
      <style:text-properties fo:font-variant="normal" fo:text-transform="none" fo:color="#040c28" style:font-name="Google Sans" fo:font-size="15pt" fo:letter-spacing="normal" fo:font-style="normal" fo:font-weight="bold"/>
    </style:style>
    <style:style style:name="T2" style:family="text">
      <style:text-properties fo:font-variant="normal" fo:text-transform="none" fo:color="#202124" style:font-name="Google Sans" fo:font-size="15pt" fo:letter-spacing="normal" fo:font-style="normal" fo:font-weight="normal"/>
    </style:style>
    <style:style style:name="T3" style:family="text">
      <style:text-properties fo:color="#0e101a"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span text:style-name="T3">TRUTHNESS;</text:span></text:p>
      <text:p text:style-name="P1"/>
      <text:p text:style-name="P1"/>
      <text:p text:style-name="P2">frame 1 :</text:p>
      <text:p text:style-name="P1"/>
      <text:p text:style-name="P2">a journalist is shooting a video by keeping the camera in the key hole there is news on the tv that a massive building of 25 strays has collapsed due to a constructor engineer that journalist has died his son (jerry) has been rescued by the rescue department</text:p>
      <text:p text:style-name="P2">for so many days he was in shock his best friend is Tom when Tom know out about his friend he ask his friend to stay in his room after he started crying slowly he became normal Tom is a very intelligent person he can do any instrument using recycled parts tom father is an army major he had died</text:p>
      <text:p text:style-name="P2">when tom is very small his mother is the teacher all his burdens fall on her reluctantly Jerry is also joined his family I and tom work in hotel taj near his home</text:p>
      <text:p text:style-name="P1"/>
      <text:p text:style-name="P1"/>
      <text:p text:style-name="P2">tv news (broadcasting in Mumbai)</text:p>
      <text:p text:style-name="P2">recently scientist has been discovered a fully automated ai machine that can mimic all features and gesture of humans it has been done by Dr .gopinand former president of iic(infinity innovator constructor) club</text:p>
      <text:p text:style-name="P1"/>
      <text:p text:style-name="P2">Tom: Jerry look at this news this will help in submitting our thesis to the college</text:p>
      <text:p text:style-name="P2">With my resource, I found that my building fall is not the engineer's fault there some beside this</text:p>
      <text:p text:style-name="P1"/>
      <text:p text:style-name="P1"/>
      <text:p text:style-name="P2">let us start to investigate i and tom work upto 10 pm and start searching for the person in the nights</text:p>
      <text:p text:style-name="P2">one day we meet a girl walking on the street suddenly she rushed from both of us went to a nearby home tom got very knock that nearby home no one opens the door tom smashed the door and enter that home tom investigated her all</text:p>
      <text:p text:style-name="P2">she replied that she don't know anything about what he is talking I ran because the rowdies in the shop harassed me so many times when my father complaint about harassment then on next onwards all the gang shifted here and attacked my father daily to take fir case back on listening jerry gets raised and went out to see their end on seeing him tom also went out but the fact that there is no one out there</text:p>
      <text:p text:style-name="P2">in the shop suspicious on returning to her house</text:p>
      <text:p text:style-name="P1"/>
      <text:p text:style-name="P2">I (Jerry) and tom found that she plays games with us</text:p>
      <text:p text:style-name="P1"/>
      <text:p text:style-name="P1"/>
      <text:p text:style-name="P1"><text:span text:style-name="T3">on the next day, we found that she (salaja)was a newly joined student in the college her unfortunate is she was in the same department and the same section we ask the question in the second degree way for your un fortune she was the daughter of dgp(</text:span><text:span text:style-name="Strong_20_Emphasis"><text:span text:style-name="T3">Director General of Police</text:span></text:span><text:span text:style-name="T3"> ) we were sent into jail</text:span></text:p>
      <text:p text:style-name="P2">Tom's mother get a lawyer and gave bale to 2 of us Tom's mother humiliated and went home without talking a single word</text:p>
      <text:p text:style-name="P1"/>
      <text:p text:style-name="P2">next day all the people see as a terrorist one day dared and kidnapped the girl and said about the</text:p>
      <text:p text:style-name="P2">the complete story of us he asked us the proof we showed everything available she was not sure about the name but it was some like Ayraan....arya she trusted said all she know she was sent come to her home safely in time I and Tom researched entire names which are most popular we found 100 people but it is quite a bit big number tom and I completed the degree and placed in nano soft (start up company) we are fortunate that our company works with international and national big bull this <text:soft-page-break/>will help us</text:p>
      <text:p text:style-name="P1"/>
      <text:p text:style-name="P1"/>
      <text:p text:style-name="P1"/>
      <text:p text:style-name="P2">Tom married salija leading happy life I went out the started living in the apartment tom didn't want that but he reluctantly agrees with him before going salu gave the complete report of the fall of the building now i want to play game individually research about contructes,all architectures and labour I found before the building crack there was another owner this shows that he knew going here as she said her name is aryan and he was the big bull in the market he was the great influence</text:p>
      <text:p text:style-name="P2">and also found that now a day he want to enter into the political field and wants to rule the country and also he was a great scientist on following him secretly one day I was captured by them I have tortured for 10 days finally he share the story of fall of the building</text:p>
      <text:p text:style-name="P1"/>
      <text:p text:style-name="P2">I got raised with saying of Aryan and I recorded all with the button camera and I realised myself and kill Aryan until he die Jerry has been in jail for 5 years but based sources say that Aryan is still alive</text:p>
      <text:p text:style-name="P2">Jerry has been realized by the tom on bale he explained everything about the happened to him jerry</text:p>
      <text:p text:style-name="P2">suspicious that he is not the man I killed because his face index is less than the golden ratio but on tv he looks like his face index is greater than the golden-ratio Ayraan kidnapped tom's mother torture her and send her back to her home on seeing that tom safe side all the family member and I also locked tom inside the room I went to his home by smashing of the guards</text:p>
      <text:p text:style-name="P2">he wants to attend is son's birthday he went by helicopter meanwhile i killed most of them and hang at the rallying of the helicopter I climb up to kill the Aryaan he smashed me with a knife,shot 2 bullets into my shoulder I fell the helicopter landed on the evergreen forest people around</text:p>
      <text:p text:style-name="P2">the forest come to rescue me on waking up I was on terrible pain a girl called Maya served me for 10 days I promise her that i will definitely come and marry her and if i didn't come for a year thought i was dead</text:p>
      <text:p text:style-name="P1"/>
      <text:p text:style-name="P2">i lived in the place get in search of him by crossing many rivers and streams I found the main road but i was in tamil nadu</text:p>
      <text:p text:style-name="P2">i had a gps tracker attached to a helicopter at the time of hanging by gods grace now I am getting a signal on reaching his place I saw that many popular international and national big bulls are gather for his son's birthday this shows that very very good relationship all big people i think it is no the small scam it is the big scam in i was planiing to shoot in under bushes on shooting the bullet unfortunately he bent</text:p>
      <text:p text:style-name="P2">the bullet has been missed all the guards capture me bragged me infront of the Aryyan i was in point blank of all guards on closing my eyes all my life replayed in the form of a reel suddenly a</text:p>
      <text:p text:style-name="P2">the bullet shot most of all heads of guards I killed all the members attended accept women and children as on the big led display Aryan is talking that it is the beginning of the story tom and i changed your identity and living </text:p>
      <text:p text:style-name="P2">andaman nicobar islands I didn't understand why his empire is not destroying even after killing him</text:p>
      <text:p text:style-name="P1"><text:span text:style-name="T3">then tom says that do you know about cloning yes Cloning describes </text:span><text:span text:style-name="Strong_20_Emphasis"><text:span text:style-name="T3">the processes used to create an exact genetic replica of another cell, tissue, or organism</text:span></text:span><text:span text:style-name="T3">. The copied material, which has the same genetic makeup as the original The most famous clone was a Scottish sheep named Dolly</text:span></text:p>
      <text:p text:style-name="P2">Tom: yeah at world war 2 times some people say that Hilter also use this technic to make a replica of himself I think Aryan was the proof of cloning</text:p>
      <text:p text:style-name="P1"/>
      <text:p text:style-name="P2">on investing and torture of his brother, he said about the behavior of the brother Aryaan he was a was cloned 2 times your father is a scientist he make a destructable weapon that was embedded in his body he was immortal he cyber-human on extracting information tom killed the Aryan brother</text:p>
      <text:p text:style-name="P2">on analysis of his body we found that he was watching every move by his brother because he had a bug in his body pacemaker in his heart we leave the place and went to his first home in his village</text:p>
      <text:p text:style-name="P1"><text:soft-page-break/></text:p>
      <text:p text:style-name="P1"/>
      <text:p text:style-name="P2">we investigated and found his home and search the house we found his father personal dairy he read it we found his father was also very refined about the behavior he make some code language I and tom cracked it and we found a key to destroy him</text:p>
      <text:p text:style-name="P2">at that time exploration he was similar to an atomic bomb</text:p>
      <text:p text:style-name="P1"/>
      <text:p text:style-name="P1"/>
      <text:p text:style-name="P1"/>
      <text:p text:style-name="P2">firstly we make him come out of the ant hole (out of civils region ) by implanting fire in it</text:p>
      <text:p text:style-name="P1"/>
      <text:p text:style-name="P1"/>
      <text:p text:style-name="P2">we surrender yourself to the police department in Andaman Nicobar island upon hearing the news he came to jail</text:p>
      <text:p text:style-name="P1"/>
      <text:p text:style-name="P2">we make an escape plan he followed back to kill us as he reached the ocean shore Tom and I suddenly jump into the ocean he grab our hands like an iron man wants to cut our hands with various machinery that came from his armor i tried to insert the key in his body but he grabs key and tries to melt I grab he legs and gave some time to tom to analysis his body but armor machine cut my one hand I fell in the ocean tom deactivated his core so slow ayraan lose his consciousness flight shoes has been turned off fell into the ocean before felling he inserts the key slot in a slit jerk I shoot tom with the fish hunting gun and make him throw near to the sea shore due to the impact I was joined to my wife hospital in the deathbed she and his father and all homeopathic doctor</text:p>
      <text:p text:style-name="P2">treated me, at last, i woke from the dream (that I has 2 children they are slapping me to wake me up)</text:p>
      <text:p text:style-name="P1"/>
      <text:p text:style-name="P1"/>
      <text:p text:style-name="P1"/>
      <text:p text:style-name="P1"/>
      <text:p text:style-name="P2">happy end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erramsetty </meta:initial-creator>
    <meta:creation-date>2023-04-15T14:19:26.01</meta:creation-date>
    <dc:date>2023-04-17T00:05:21.19</dc:date>
    <dc:creator>yerramsetty </dc:creator>
    <meta:editing-duration>PT20H24M35S</meta:editing-duration>
    <meta:editing-cycles>3</meta:editing-cycles>
    <meta:generator>OpenOffice/4.1.11$Win32 OpenOffice.org_project/4111m1$Build-9808</meta:generator>
    <meta:document-statistic meta:table-count="0" meta:image-count="0" meta:object-count="0" meta:page-count="3" meta:paragraph-count="41" meta:word-count="1619" meta:character-count="8330"/>
  </office:meta>
</office:document-meta>
</file>